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008000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000000"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999999" draw:fill="solid" draw:fill-color="#9999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cm" svg:height="2.6cm" svg:x="6.8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4cm" svg:x="12.6cm" svg:y="0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" draw:layer="layout" svg:width="1.2cm" svg:height="1.6cm" svg:x="13.4cm" svg:y="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cm" svg:height="0.4cm" svg:x="2.1cm" svg:y="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cm" svg:height="0.4cm" svg:x="2.1cm" svg:y="1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cm" svg:height="0.4cm" svg:x="2.1cm" svg:y="2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cm" svg:height="0.4cm" svg:x="2.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.2cm" svg:x="0.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0.2cm" svg:x="0.5cm" svg:y="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0.2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0.2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0.2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1cm" svg:x="2.1cm" svg:y="1.6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853cm" svg:height="3.095cm" svg:x="15.6cm" svg:y="0.505cm">
          <draw:text-box>
            <text:p>1</text:p>
            <text:p>2</text:p>
            <text:p>3</text:p>
            <text:p>4</text:p>
          </draw:text-box>
        </draw:frame>
        <draw:frame draw:style-name="gr8" draw:layer="layout" svg:width="2.335cm" svg:height="3.095cm" svg:x="16.547cm" svg:y="0.505cm">
          <draw:text-box>
            <text:p>Button</text:p>
            <text:p>LED -</text:p>
            <text:p>LED +</text:p>
            <text:p>Button</text:p>
          </draw:text-box>
        </draw:frame>
        <draw:custom-shape draw:style-name="gr9" draw:text-style-name="P1" xml:id="id2" draw:id="id2" draw:layer="layout" svg:width="4cm" svg:height="4cm" svg:x="15.3cm" svg:y="0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" draw:id="id1" draw:layer="layout" svg:width="1.7cm" svg:height="4cm" svg:x="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6.85cm" svg:y1="4.1cm" svg:x2="17.3cm" svg:y2="4.1cm" draw:start-shape="id1" draw:start-glue-point="8" draw:end-shape="id2" draw:end-glue-point="2" svg:d="m6850 4100c0 766 10450 766 10450 0" svg:viewBox="0 0 10451 5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4cm" fo:page-height="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Zueger</meta:initial-creator>
    <meta:creation-date>2015-01-08T14:41:42.368579066</meta:creation-date>
    <dc:date>2015-01-13T13:45:21.955026064</dc:date>
    <dc:creator>Martin Zueger</dc:creator>
    <meta:editing-duration>PT20S</meta:editing-duration>
    <meta:editing-cycles>7</meta:editing-cycles>
    <meta:generator>LibreOffice/4.1.3.2$Linux_X86_64 LibreOffice_project/410m0$Build-2</meta:generator>
    <meta:document-statistic meta:object-count="18"/>
  </office:meta>
</office:document-meta>
</file>